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d2857" officeooo:paragraph-rsid="001d2857"/>
    </style:style>
    <style:style style:name="P2" style:family="paragraph" style:parent-style-name="Standard">
      <style:text-properties officeooo:rsid="001d2857" officeooo:paragraph-rsid="001d2857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d2857" officeooo:paragraph-rsid="001d285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5pt" fo:font-weight="bold" officeooo:rsid="001d2857" officeooo:paragraph-rsid="001d2857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text-properties officeooo:paragraph-rsid="001d2857"/>
    </style:style>
    <style:style style:name="P6" style:family="paragraph" style:parent-style-name="Standard" style:list-style-name="L2">
      <style:text-properties officeooo:paragraph-rsid="001d2857"/>
    </style:style>
    <style:style style:name="T1" style:family="text">
      <style:text-properties officeooo:rsid="001d2857"/>
    </style:style>
    <style:style style:name="T2" style:family="text">
      <style:text-properties fo:font-weight="bold" officeooo:rsid="001d285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ção</text:p>
      <text:p text:style-name="P2"/>
      <text:p text:style-name="P4">1. Sistema Operacional utilizado</text:p>
      <text:p text:style-name="P2"/>
      <text:p text:style-name="P2">O Sistema operacional utilizado foi o Linux Ubuntu 16.04 LTS.</text:p>
      <text:p text:style-name="P2"/>
      <text:p text:style-name="P4">2. Ambiente de desenvolvimento</text:p>
      <text:p text:style-name="P2"/>
      <text:p text:style-name="P2">A linguagem de programação utilizada foi o python versão 3.5.2</text:p>
      <text:p text:style-name="P2"/>
      <text:p text:style-name="P4">3. Como construir e executar a aplicação</text:p>
      <text:p text:style-name="P2"/>
      <text:p text:style-name="P2">Para executar a aplicação é só seguir os seguintes passos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$ python3 servidor.py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$ python3 cliente.py</text:p>
          </table:table-cell>
        </table:table-row>
      </table:table>
      <text:p text:style-name="P2"/>
      <text:p text:style-name="P4">4. Instruções de uso</text:p>
      <text:p text:style-name="P2"/>
      <text:list xml:id="list7472842896582328762" text:style-name="L1">
        <text:list-item>
          <text:p text:style-name="P5"><text:span text:style-name="T1">Execute o servidor antes do cliente.</text:span></text:p>
          <text:p text:style-name="P5"/>
        </text:list-item>
        <text:list-item>
          <text:p text:style-name="P5"><text:span text:style-name="T1">O sistema é baseado em threads de forma que é capaz de atender a requisições concorrentes, ou seja, mais de um cliente demandando operações do mesmo servidor. Para testar isso é só executar o programa em vários terminais ao mesmo tempo.</text:span></text:p>
          <text:p text:style-name="P5"/>
        </text:list-item>
        <text:list-item>
          <text:p text:style-name="P5"><text:span text:style-name="T1">Ao executar o cliente você poderá inserir a expressão desejada no formado de </text:span><text:span text:style-name="T2">X operador Y</text:span><text:span text:style-name="T1">, na qual os operadores são: </text:span><text:span text:style-name="T2">+</text:span><text:span text:style-name="T1"> para soma, </text:span><text:span text:style-name="T2">- </text:span><text:span text:style-name="T1">para subtração, </text:span><text:span text:style-name="T2">/</text:span><text:span text:style-name="T1"> para divisão e </text:span><text:span text:style-name="T2">x </text:span><text:span text:style-name="T1">para multiplicação.</text:span></text:p>
          <text:p text:style-name="P5"/>
        </text:list-item>
        <text:list-item>
          <text:p text:style-name="P5"><text:span text:style-name="T1">O servidor irá aparecer o IP da máquina cliente na qual está executando a operação e o número do processo, além da data e hora na qual foi executado o processo.</text:span></text:p>
          <text:p text:style-name="P5"/>
        </text:list-item>
        <text:list-item>
          <text:p text:style-name="P5"><text:span text:style-name="T1">Ao inserir a operação o servidor irá responder com o resultado da operação e irá aparecer a opção de realizar outra operação ou não.</text:span></text:p>
          <text:p text:style-name="P5"/>
        </text:list-item>
        <text:list-item>
          <text:p text:style-name="P5"><text:span text:style-name="T1">O loop só será finalizado quando o usuário digitar N na opção de realizar outra operação. </text:span></text:p>
        </text:list-item>
      </text:list>
      <text:p text:style-name="P2"/>
      <text:p text:style-name="P4">5. Limitações conhecidas</text:p>
      <text:p text:style-name="P2"/>
      <text:list xml:id="list8063054940807762322" text:style-name="L2">
        <text:list-item>
          <text:p text:style-name="P6"><text:span text:style-name="T1">O formato da expressão deve ser </text:span><text:span text:style-name="T2">X operação Y</text:span><text:span text:style-name="T1">, na qual as operações são: </text:span><text:span text:style-name="T2">+</text:span><text:span text:style-name="T1">, </text:span><text:span text:style-name="T2">-</text:span><text:span text:style-name="T1">, </text:span><text:span text:style-name="T2">/ </text:span><text:span text:style-name="T1">ou </text:span><text:span text:style-name="T2">x</text:span><text:span text:style-name="T1"> para soma, subtração, divisão e multiplicação respectivamente.</text:span></text:p>
          <text:p text:style-name="P6"/>
        </text:list-item>
        <text:list-item>
          <text:p text:style-name="P6"><text:span text:style-name="T1">Por exemplo:</text:span></text:p>
          <text:p text:style-name="P6"/>
          <text:list>
            <text:list-item>
              <text:p text:style-name="P6"><text:span text:style-name="T1">5 + 5</text:span></text:p>
            </text:list-item>
            <text:list-item>
              <text:p text:style-name="P6"><text:span text:style-name="T1">5 – 2</text:span></text:p>
            </text:list-item>
            <text:list-item>
              <text:p text:style-name="P6"><text:span text:style-name="T1">6 / 3</text:span></text:p>
            </text:list-item>
            <text:list-item>
              <text:p text:style-name="P6"><text:span text:style-name="T1">2 x 5</text:span></text:p>
            </text:list-item>
            <text:list-item>
              <text:p text:style-name="P6"><text:soft-page-break/><text:span text:style-name="T1">5 / 0 (irá imprimir uma mensagem de erro amigavel.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2:43:00.736868071</meta:creation-date>
    <dc:date>2017-08-26T22:49:42.498608946</dc:date>
    <meta:editing-duration>PT6M41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2" meta:paragraph-count="31" meta:word-count="280" meta:character-count="1471" meta:non-whitespace-character-count="1233"/>
  </office:meta>
</office:document-meta>
</file>